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4e13d"/>
    </style:style>
    <style:style style:name="P3" style:family="paragraph" style:parent-style-name="Standard" style:list-style-name="L1">
      <style:text-properties officeooo:rsid="0004e13d" officeooo:paragraph-rsid="0004e13d"/>
    </style:style>
    <style:style style:name="T1" style:family="text">
      <style:text-properties officeooo:rsid="0004e1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18227750" text:style-name="L1">
        <text:list-item>
          <text:p text:style-name="P1">20xx n.Chr.</text:p>
          <text:list>
            <text:list-item>
              <text:p text:style-name="P1">Erster Fusionsreaktor geht ans Netz</text:p>
            </text:list-item>
            <text:list-item>
              <text:p text:style-name="P1">Entstehung von – nach einem vorgegebenen Plan – sich selbst replizierenden und organisierenden Werkstoffen</text:p>
            </text:list-item>
            <text:list-item>
              <text:p text:style-name="P1">Erste dauerhafte Mondbasis</text:p>
            </text:list-item>
            <text:list-item>
              <text:p text:style-name="P1">Erste sich selbst modifizierende und replizierende Hardware, ein Chip der sich physisch verändern und anpassen kann, Verschmelzung von Hard- und Software</text:p>
            </text:list-item>
            <text:list-item>
              <text:p text:style-name="P1">Entstehung des ersten dezentralen, digitalen, sich selbst organisierenden Netzwerkes, dass nicht mehr vollständig von den Menschen kontrolliert wird</text:p>
            </text:list-item>
          </text:list>
        </text:list-item>
        <text:list-item>
          <text:p text:style-name="P1">21xx n.Chr.</text:p>
          <text:list>
            <text:list-item>
              <text:p text:style-name="P1">Erstes Kolonieschiff verlässt das Sonnensystem</text:p>
            </text:list-item>
            <text:list-item>
              <text:p text:style-name="P1">Erste dauerhafte Marsbasis</text:p>
            </text:list-item>
            <text:list-item>
              <text:p text:style-name="P1">Erste autonome Maschinen mit künstlicher Intelligenz entwickeln sich durch künstlichen evolutionären Druck auf das Niveau von Menschen</text:p>
            </text:list-item>
            <text:list-item>
              <text:p text:style-name="P1">Erste Hybriden aus einem führenden Mensch und Maschine <text:span text:style-name="T1">(die Maschine hat keine Intelligenz)</text:span></text:p>
            </text:list-item>
          </text:list>
        </text:list-item>
        <text:list-item>
          <text:p text:style-name="P1">22xx n.Chr.</text:p>
          <text:list>
            <text:list-item>
              <text:p text:style-name="P2">Menschheit differenziert sich durch Genetik in neue Spezies, beliebt sind Spezies aus Literatur und Popkultur, es entstehen aber auch Kreuzungen aus Mensch und Tier, oder gänzlich neue Arten, die neue Habitate erschließen können</text:p>
            </text:list-item>
            <text:list-item>
              <text:p text:style-name="P2">Erste künstliche Intelligenz entwickelt ein Bewusstsein, die Singularität aber bleibt aus</text:p>
            </text:list-item>
          </text:list>
        </text:list-item>
        <text:list-item>
          <text:p text:style-name="P3">23xx</text:p>
          <text:list>
            <text:list-item>
              <text:p text:style-name="P1">Erste Hybriden aus einer führenden künstlichen Intelligenz und "Menschenmaterial", Synthese aus Silizium und Fleisch, genannt Kunstwesen</text:p>
            </text:list-item>
            <text:list-item>
              <text:p text:style-name="P1">Erste Konflikte über den Status von Kunstwesen innerhalb der menschlichen Fraktionen</text:p>
            </text:list-item>
            <text:list-item>
              <text:p text:style-name="P1">Entstehung der ersten Kommunen von Kunstwesen</text:p>
            </text:list-item>
          </text:list>
        </text:list-item>
        <text:list-item>
          <text:p text:style-name="P1">2<text:span text:style-name="T1">4</text:span>xx</text:p>
          <text:list>
            <text:list-item>
              <text:p text:style-name="P1"/>
            </text:list-item>
            <text:list-item>
              <text:p text:style-name="P1">Menschen und Kunstwesen <text:span text:style-name="T1">haben die gleichen Rechte.</text:span></text:p>
            </text:list-item>
          </text:list>
        </text:list-item>
        <text:list-item>
          <text:p text:style-name="P1">2<text:span text:style-name="T1">5</text:span>xx</text:p>
        </text:list-item>
        <text:list-item>
          <text:p text:style-name="P1"/>
        </text:list-item>
        <text:list-item>
          <text:p text:style-name="P1"/>
        </text:list-item>
        <text:list-item>
          <text:p text:style-name="P1"/>
        </text:list-item>
        <text:list-item>
          <text:p text:style-name="P1">5000 n.Chr.</text:p>
        </text:list-item>
        <text:list-item>
          <text:p text:style-name="P1">120.000 n.Chr.</text:p>
          <text:list>
            <text:list-item>
              <text:p text:style-name="P1">Bau des ersten Planeten innerhalb eines Sonnensystems</text:p>
            </text:list-item>
          </text:list>
        </text:list-item>
        <text:list-item>
          <text:p text:style-name="P1">340.000 n.Chr.</text:p>
          <text:list>
            <text:list-item>
              <text:p text:style-name="P1">Bau des ersten künstlichen Sonnensystems</text:p>
            </text:list-item>
          </text:list>
        </text:list-item>
        <text:list-item>
          <text:p text:style-name="P1"/>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319cm" style:page-number="auto"/>
      <style:text-properties fo:color="#333333" style:font-name="Microsoft Sans Serif" fo:font-family="'Microsoft Sans Serif'" style:font-style-name="Standard" style:font-family-generic="swiss" style:font-pitch="variable" fo:font-size="6pt" fo:font-weight="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2-08-28T19:08:49.221000000</dc:date>
    <meta:editing-duration>PT34M28S</meta:editing-duration>
    <meta:editing-cycles>6</meta:editing-cycles>
    <meta:document-statistic meta:table-count="0" meta:image-count="0" meta:object-count="0" meta:page-count="1" meta:paragraph-count="31" meta:word-count="239" meta:character-count="1605" meta:non-whitespace-character-count="1421"/>
  </office:meta>
</office:document-meta>
</file>